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r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breadth_first_searc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pth_first_graph_searc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greedy_best_first_graph_search with h_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0302679720007291" calcext:value-type="float">
            <text:p>0.03026797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143169129987655" calcext:value-type="float">
            <text:p>0.01431691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.0172933519970684" calcext:value-type="float">
            <text:p>0.017293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float" office:value="8.01311660399733" calcext:value-type="float">
            <text:p>8.013116604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3.49803946000247" calcext:value-type="float">
            <text:p>3.498039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0.0798186499996518" calcext:value-type="float">
            <text:p>0.07981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2" calcext:value-type="float">
            <text:p>12</text:p>
          </table:table-cell>
          <table:table-cell office:value-type="float" office:value="41.5221120560018" calcext:value-type="float">
            <text:p>41.522112056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1.72934778600029" calcext:value-type="float">
            <text:p>1.729347786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0149" calcext:value-type="float">
            <text:p>40149</text:p>
          </table:table-cell>
          <table:table-cell office:value-type="float" office:value="26" calcext:value-type="float">
            <text:p>26</text:p>
          </table:table-cell>
          <table:table-cell office:value-type="float" office:value="12.4408708030023" calcext:value-type="float">
            <text:p>12.440870803</text:p>
          </table:table-cell>
        </table:table-row>
      </table:table>
      <table:table table:name="Par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astar_search h_1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astar_search h_ignore_preconditions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astar_search h_pg_levels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0421615220002423" calcext:value-type="float">
            <text:p>0.0421615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1.411780391998" calcext:value-type="float">
            <text:p>11.411780392</text:p>
          </table:table-cell>
          <table:table-cell office:value-type="float" office:value="1428" calcext:value-type="float">
            <text:p>1428</text:p>
          </table:table-cell>
          <table:table-cell office:value-type="float" office:value="1430" calcext:value-type="float">
            <text:p>1430</text:p>
          </table:table-cell>
          <table:table-cell office:value-type="float" office:value="13085" calcext:value-type="float">
            <text:p>13085</text:p>
          </table:table-cell>
          <table:table-cell office:value-type="float" office:value="9" calcext:value-type="float">
            <text:p>9</text:p>
          </table:table-cell>
          <table:table-cell office:value-type="float" office:value="4.77027631899909" calcext:value-type="float">
            <text:p>4.77027631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668.695578207" calcext:value-type="float">
            <text:p>668.695578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50.0537818530029" calcext:value-type="float">
            <text:p>50.053781853</text:p>
          </table:table-cell>
          <table:table-cell office:value-type="float" office:value="4859" calcext:value-type="float">
            <text:p>4859</text:p>
          </table:table-cell>
          <table:table-cell office:value-type="float" office:value="4861" calcext:value-type="float">
            <text:p>4861</text:p>
          </table:table-cell>
          <table:table-cell office:value-type="float" office:value="43129" calcext:value-type="float">
            <text:p>43129</text:p>
          </table:table-cell>
          <table:table-cell office:value-type="float" office:value="12" calcext:value-type="float">
            <text:p>12</text:p>
          </table:table-cell>
          <table:table-cell office:value-type="float" office:value="18.2102396490009" calcext:value-type="float">
            <text:p>18.210239649</text:p>
          </table:table-cell>
          <table:table-cell table:number-columns-repeated="5"/>
        </table:table-row>
      </table:table>
      <table:table table:name="Sheet3" table:style-name="ta1"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1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302679720007291" calcext:value-type="float">
            <text:p>0.030267972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4609" calcext:value-type="float">
            <text:p>4609</text:p>
          </table:table-cell>
          <table:table-cell table:style-name="ce4" office:value-type="float" office:value="30509" calcext:value-type="float">
            <text:p>305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01311660399733" calcext:value-type="float">
            <text:p>8.013116604</text:p>
          </table:table-cell>
          <table:table-cell table:style-name="ce4" office:value-type="float" office:value="14663" calcext:value-type="float">
            <text:p>14663</text:p>
          </table:table-cell>
          <table:table-cell table:style-name="ce4" office:value-type="float" office:value="18098" calcext:value-type="float">
            <text:p>18098</text:p>
          </table:table-cell>
          <table:table-cell table:style-name="ce4" office:value-type="float" office:value="129631" calcext:value-type="float">
            <text:p>1296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1.5221120560018" calcext:value-type="float">
            <text:p>41.522112056</text:p>
          </table:table-cell>
        </table:table-row>
        <table:table-row table:style-name="ro1">
          <table:table-cell office:value-type="string" calcext:value-type="string">
            <text:p>breadth_first_tree_search 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6" calcext:value-type="float">
            <text:p>6</text:p>
          </table:table-cell>
          <table:table-cell office:value-type="float" office:value="0.917715797004348" calcext:value-type="float">
            <text:p>0.917715797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pth_first_graph_search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143169129987655" calcext:value-type="float">
            <text:p>0.01431691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3.49803946000247" calcext:value-type="float">
            <text:p>3.4980394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364" calcext:value-type="float">
            <text:p>336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72934778600029" calcext:value-type="float">
            <text:p>1.729347786</text:p>
          </table:table-cell>
        </table:table-row>
        <table:table-row table:style-name="ro1">
          <table:table-cell office:value-type="string" calcext:value-type="string">
            <text:p>depth_limited_search 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float" office:value="0.0985812770013581" calcext:value-type="float">
            <text:p>0.098581277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niform_cost_search 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93966039991938" calcext:value-type="float">
            <text:p>0.039396604</text:p>
          </table:table-cell>
          <table:table-cell table:style-name="ce4" office:value-type="float" office:value="4853" calcext:value-type="float">
            <text:p>4853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4041" calcext:value-type="float">
            <text:p>440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.514103057998" calcext:value-type="float">
            <text:p>12.514103058</text:p>
          </table:table-cell>
          <table:table-cell table:style-name="ce4" office:value-type="float" office:value="18233" calcext:value-type="float">
            <text:p>18233</text:p>
          </table:table-cell>
          <table:table-cell table:style-name="ce4" office:value-type="float" office:value="18235" calcext:value-type="float">
            <text:p>18235</text:p>
          </table:table-cell>
          <table:table-cell table:style-name="ce4" office:value-type="float" office:value="159697" calcext:value-type="float">
            <text:p>15969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5.7164410439946" calcext:value-type="float">
            <text:p>65.716441044</text:p>
          </table:table-cell>
        </table:table-row>
        <table:table-row table:style-name="ro1">
          <table:table-cell office:value-type="string" calcext:value-type="string">
            <text:p>recursive_best_first_search 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3" calcext:value-type="float">
            <text:p>17023</text:p>
          </table:table-cell>
          <table:table-cell office:value-type="float" office:value="6" calcext:value-type="float">
            <text:p>6</text:p>
          </table:table-cell>
          <table:table-cell office:value-type="float" office:value="3.02189854600147" calcext:value-type="float">
            <text:p>3.021898546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eedy_best_first_graph_search h_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.0172933519970684" calcext:value-type="float">
            <text:p>0.01729335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798186499996518" calcext:value-type="float">
            <text:p>0.07981865</text:p>
          </table:table-cell>
          <table:table-cell table:style-name="ce4" office:value-type="float" office:value="4562" calcext:value-type="float">
            <text:p>4562</text:p>
          </table:table-cell>
          <table:table-cell table:style-name="ce4" office:value-type="float" office:value="4564" calcext:value-type="float">
            <text:p>4564</text:p>
          </table:table-cell>
          <table:table-cell table:style-name="ce4" office:value-type="float" office:value="40149" calcext:value-type="float">
            <text:p>4014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.4408708030023" calcext:value-type="float">
            <text:p>12.440870803</text:p>
          </table:table-cell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table:style-name="ce4" office:value-type="float" office:value="4853" calcext:value-type="float">
            <text:p>4853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4041" calcext:value-type="float">
            <text:p>440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.411780391998" calcext:value-type="float">
            <text:p>11.411780392</text:p>
          </table:table-cell>
          <table:table-cell table:style-name="ce4" office:value-type="float" office:value="18233" calcext:value-type="float">
            <text:p>18233</text:p>
          </table:table-cell>
          <table:table-cell table:style-name="ce4" office:value-type="float" office:value="18235" calcext:value-type="float">
            <text:p>18235</text:p>
          </table:table-cell>
          <table:table-cell table:style-name="ce4" office:value-type="float" office:value="159697" calcext:value-type="float">
            <text:p>15969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.0537818530029" calcext:value-type="float">
            <text:p>50.053781853</text:p>
          </table:table-cell>
        </table:table-row>
        <table:table-row table:style-name="ro1">
          <table:table-cell office:value-type="string" calcext:value-type="string">
            <text:p>astar_search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0421615220002423" calcext:value-type="float">
            <text:p>0.042161522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3085" calcext:value-type="float">
            <text:p>1308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.77027631899909" calcext:value-type="float">
            <text:p>4.770276319</text:p>
          </table:table-cell>
          <table:table-cell table:style-name="ce4" office:value-type="float" office:value="4859" calcext:value-type="float">
            <text:p>4859</text:p>
          </table:table-cell>
          <table:table-cell table:style-name="ce4" office:value-type="float" office:value="4861" calcext:value-type="float">
            <text:p>4861</text:p>
          </table:table-cell>
          <table:table-cell table:style-name="ce4" office:value-type="float" office:value="43129" calcext:value-type="float">
            <text:p>431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2102396490009" calcext:value-type="float">
            <text:p>18.210239649</text:p>
          </table:table-cell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68.695578207" calcext:value-type="float">
            <text:p>668.695578207</text:p>
          </table:table-cell>
          <table:table-cell table:number-columns-repeated="5" table:style-name="ce4" office:value-type="string" calcext:value-type="string">
            <text:p>-</text:p>
          </table:table-cell>
        </table:table-row>
        <table:table-row table:style-name="ro1" table:number-rows-repeated="3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5"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5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3343" calcext:value-type="float">
            <text:p>3343</text:p>
          </table:table-cell>
          <table:table-cell table:style-name="ce3" office:value-type="float" office:value="4609" calcext:value-type="float">
            <text:p>4609</text:p>
          </table:table-cell>
          <table:table-cell table:style-name="ce3" office:value-type="float" office:value="30509" calcext:value-type="float">
            <text:p>305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01311660399733" calcext:value-type="float">
            <text:p>8.0131166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breadth_first_tree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first_graph_search 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3.49803946000247" calcext:value-type="float">
            <text:p>3.4980394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limited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uniform_cost_search 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2.514103057998" calcext:value-type="float">
            <text:p>12.514103058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ecursive_best_first_search h_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greedy_best_first_graph_search h_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0.0798186499996518" calcext:value-type="float">
            <text:p>0.07981865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5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5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14663" calcext:value-type="float">
            <text:p>14663</text:p>
          </table:table-cell>
          <table:table-cell table:style-name="ce3" office:value-type="float" office:value="18098" calcext:value-type="float">
            <text:p>18098</text:p>
          </table:table-cell>
          <table:table-cell table:style-name="ce3" office:value-type="float" office:value="129631" calcext:value-type="float">
            <text:p>1296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.5221120560018" calcext:value-type="float">
            <text:p>41.52211205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breadth_first_tree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first_graph_search 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1.72934778600029" calcext:value-type="float">
            <text:p>1.72934778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limited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uniform_cost_search 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65.7164410439946" calcext:value-type="float">
            <text:p>65.71644104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ecursive_best_first_search h_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greedy_best_first_graph_search h_1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0149" calcext:value-type="float">
            <text:p>40149</text:p>
          </table:table-cell>
          <table:table-cell office:value-type="float" office:value="26" calcext:value-type="float">
            <text:p>26</text:p>
          </table:table-cell>
          <table:table-cell office:value-type="float" office:value="12.4408708030023" calcext:value-type="float">
            <text:p>12.44087080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1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421615220002423" calcext:value-type="float">
            <text:p>0.0421615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1.411780391998" calcext:value-type="float">
            <text:p>11.41178039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1428" calcext:value-type="float">
            <text:p>1428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3085" calcext:value-type="float">
            <text:p>130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77027631899909" calcext:value-type="float">
            <text:p>4.7702763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668.695578207" calcext:value-type="float">
            <text:p>668.695578207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50.0537818530029" calcext:value-type="float">
            <text:p>50.05378185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4859" calcext:value-type="float">
            <text:p>4859</text:p>
          </table:table-cell>
          <table:table-cell table:style-name="ce3" office:value-type="float" office:value="4861" calcext:value-type="float">
            <text:p>4861</text:p>
          </table:table-cell>
          <table:table-cell table:style-name="ce3" office:value-type="float" office:value="43129" calcext:value-type="float">
            <text:p>431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.2102396490009" calcext:value-type="float">
            <text:p>18.210239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33:40.550858756</meta:creation-date>
    <meta:generator>LibreOffice/5.1.6.2$Linux_X86_64 LibreOffice_project/10m0$Build-2</meta:generator>
    <dc:date>2018-01-05T08:31:30.343425286</dc:date>
    <meta:editing-duration>P1DT12H46M48S</meta:editing-duration>
    <meta:editing-cycles>8</meta:editing-cycles>
    <meta:document-statistic meta:table-count="3" meta:cell-count="481" meta:object-count="0"/>
  </office:meta>
</office:document-meta>
</file>